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Courier" fo:font-size="12pt" fo:language="en" fo:country="US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Courier" fo:font-size="12pt" fo:language="en" fo:country="US" fo:font-weight="bold" style:font-name-asian="Courier" style:font-size-asian="12pt" style:font-weight-asian="bold" style:font-name-complex="Courier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language="en" fo:country="US"/>
    </style:style>
    <style:style style:name="P5" style:family="paragraph" style:parent-style-name="Standard" style:master-page-name="Page_20_Style_20_1">
      <style:paragraph-properties fo:margin-left="0cm" fo:margin-right="0cm" fo:margin-top="0cm" fo:margin-bottom="0cm" fo:line-height="100%" fo:text-align="start" style:justify-single-word="false" fo:text-indent="0cm" style:auto-text-indent="false" style:page-number="auto"/>
      <style:text-properties fo:color="#000000" style:font-name="Courier" fo:font-size="12pt" fo:language="en" fo:country="US" style:font-name-asian="Courier" style:font-size-asian="12pt" style:font-name-complex="Courier" style:font-size-complex="12pt"/>
    </style:style>
    <style:style style:name="T1" style:family="text"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2" style:family="text">
      <style:text-properties fo:color="#000000" style:font-name="Courier" fo:font-size="12pt" style:font-name-asian="Courier" style:font-size-asian="12pt" style:font-name-complex="Courier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n months after the riot which caused several deaths among officers and prisoners, Em City reopens. </text:p>
      <text:p text:style-name="P2">McManus really wishes that everything goes well. </text:p>
      <text:p text:style-name="P2">He has two ideas in particular. </text:p>
      <text:p text:style-name="P2">First, he decides to form an inmate council so as to give everyone the opportunity to express themselves, and avoid another riot.</text:p>
      <text:p text:style-name="P2">Second, he also begins an education program because he thinks that having a diploma will give the inmates a better chance to reintegrate the society after their prison term. </text:p>
      <text:p text:style-name="P2">Unfortunately, this initiative doesn't work as well as planned for reasons coming from inside the prison but also from the outside. </text:p>
      <text:p text:style-name="P2">Inside the prison, the example of Kenny is relevant. </text:p>
      <text:p text:style-name="P2">He doesn't know how to read and as a consequence life after prison will be very difficult for him, he risks of opting for dealing drugs instead of having a legal job and therefore risks to be sent to prison again. </text:p>
      <text:p text:style-name="P2">McManus succeeds in making him aware of this situation, and he is therefore very motivated to attend class. </text:p>
      <text:p text:style-name="P2">But his pretended friend Adebisi forces him to skip class. </text:p>
      <text:p text:style-name="P2">He wants to keep having an influence on him and feels that it won't be the case anymore if he is educated. </text:p>
      <text:p text:style-name="P2">Like many characters in this season, Kenny faces a dilemma but will finally choose to attend class. </text:p>
      <text:p text:style-name="P2">In spite of these difficulties, McManus' initiative hasn't failed as it enables some prisoners to get a diploma they wouldn't have had otherwise. </text:p>
      <text:p text:style-name="P2">The obstacle to this project coming from outside comes from the governor himself. </text:p>
      <text:p text:style-name="P2">After the first session, he decides to stop the project which costs too much. </text:p>
      <text:p text:style-name="P2">He thinks that people -and voters- don't care about the well-being of the prisoners, so he prefers to spend the money on something else.</text:p>
      <text:p text:style-name="P2"/>
      <text:p text:style-name="P2">McManus is not the only one who really wants to give the prisoners a chance. </text:p>
      <text:p text:style-name="P2">One of the prisoner, Kareem Said also does his best to help the other inmates. </text:p>
      <text:p text:style-name="P2">He tries to become Augustus' lawyer, an inmate, to free him, but unfortunately he failed. </text:p>
      <text:p text:style-name="P2">However, with McManus, he succeeds in freeing the inmate nicknamed Poet for his love of writing poems. </text:p>
      <text:p text:style-name="P2">Kareem uses his relationship with a publisher to get some of his poems published. </text:p>
      <text:p text:style-name="P2">Poet becomes a bit famous, and with the press influence, he gets paroled early. </text:p>
      <text:p text:style-name="P2">Unfortunately he will quickly be sent back to prison as he will <text:soft-page-break/>use the money from his books to buy drugs, and he will end up killing a drug dealer about to shoot him down.</text:p>
      <text:p text:style-name="P2"/>
      <text:p text:style-name="P2">In the second season a lot of other things happen to the characters.</text:p>
      <text:p text:style-name="P2">One of them called Alvarez also faces a dilemma. </text:p>
      <text:p text:style-name="P2">He initially was the leader of the Latinos but now risks to be excluded from the gang by Hernandez, a charismatic newcomer who has quickly become the new leader. </text:p>
      <text:p text:style-name="P2">Hernandez gives him two options : either he is dishonoured and excluded, and with no protection from a gang, he will die soon, or he cuts off the Rivera's eyes, one of the officer. </text:p>
      <text:p text:style-name="P2">This second option makes him risk solitary confinement or maybe the death row. </text:p>
      <text:p text:style-name="P2">He finally decides to cut off the Rivera's eyes, but cannot live with no other perspective than solitary confinement and attempts suicide.</text:p>
      <text:p text:style-name="P2"/>
      <text:p text:style-name="P2">Another prisoner, Ryan O'Reily, finds out that he has a breast cancer. </text:p>
      <text:p text:style-name="P2">This is all the more difficult to admit because not only is he weak, but he also risks to be laughed at as breast cancer is very unusual for a man. </text:p>
      <text:p text:style-name="P2">Of course, being laughed at in Oz means things really worse than everywhere else, he even risks for his life. </text:p>
      <text:p text:style-name="P2">The main doctor of the prison called Dr Nathan succeeds in saving him. </text:p>
      <text:p text:style-name="P2">He is relieved and falls completely in love with Dr Nathan. </text:p>
      <text:p text:style-name="P2">This one tells him that she can't love him because she has a husband. </text:p>
      <text:p text:style-name="P4"><text:span text:style-name="T2">Ryan wants to get rid of this </text:span><text:span text:style-name="T1">and asks his brother Cyril to kill Dr Nathan's husband. </text:span></text:p>
      <text:p text:style-name="P3">This murder will lead Cyril to the same prison as his brother.</text:p>
      <text:p text:style-name="P3"/>
      <text:p text:style-name="P3">Another prisoner called Tobias Beecher has been the victim of Schillinger, one of the Aryans, since he arrived in Oz. </text:p>
      <text:p text:style-name="P3">This one has humiliated and raped him. </text:p>
      <text:p text:style-name="P3">As Schillinger can be released on parole, Tobias sees an opportunity to take revenge by sabotaging his parole. </text:p>
      <text:p text:style-name="P3">He does everything he can to make Schillinger so crazy that he wants to kill him. </text:p>
      <text:p text:style-name="P3">Schillinger asks Diane, one of the officer, to kill Tobias in return for some money, thinking that she would agree. </text:p>
      <text:p text:style-name="P3">But Diane denounces him, which ruins for him the hope of being released on parole. </text:p>
      <text:p text:style-name="P3">From that moment, Schillinger hates Tobias more than ever and decides of a plan with Chris Keller, an old friend of him who has just arrived in Oz. </text:p>
      <text:p text:style-name="P3"><text:soft-page-break/>The idea is to make Tobias drink alcohol as the dependence on alcohol is the cause of all his problems, and in particular his imprisonment (he was drunk and killed a girl in a car accident). </text:p>
      <text:p text:style-name="P3">If he starts drinking again, he will destroy himself. </text:p>
      <text:p text:style-name="P3">Chris plays a role and gets closer to Tobias until Tobias falls in love with him. </text:p>
      <text:p text:style-name="P3">Then, he lets him down. </text:p>
      <text:p text:style-name="P3">Tobias is devastated, starts to drink and becomes weak. </text:p>
      <text:p text:style-name="P3">As he is in a very fragile position, he is caught into a trap by Schillinger and Chris Keller who reveals to him that he has never loved him, humiliates him, and finally breaks his arms and legs. </text:p>
      <text:p text:style-name="P3">He is mentally and physically destroy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1" meta:word-count="910" meta:character-count="5078" meta:non-whitespace-character-count="4175"/>
    <dc:date>2011-11-25T19:39:10</dc:date>
    <dc:creator>juliette </dc:creator>
    <meta:generator>LibreOffice/3.4$Linux LibreOffice_project/340m1$Build-402</meta:generator>
  </office:meta>
</office:document-meta>
</file>